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text-underline-style="solid" style:text-underline-width="auto" style:text-underline-color="font-color" officeooo:rsid="0015fdad" officeooo:paragraph-rsid="0015fdad" style:font-size-asian="9pt" style:font-size-complex="9pt"/>
    </style:style>
    <style:style style:name="T1" style:family="text">
      <style:text-properties fo:color="#000000" style:font-name="Monospace" fo:font-size="11pt" style:font-size-asian="11pt"/>
    </style:style>
    <style:style style:name="T2" style:family="text">
      <style:text-properties fo:color="#000000" style:font-name="Monospace"/>
    </style:style>
    <style:style style:name="T3" style:family="text">
      <style:text-properties fo:color="#c9802b" style:font-name="Monospace" fo:font-size="11pt" fo:font-style="italic" style:font-size-asian="11pt" style:font-style-asian="italic"/>
    </style:style>
    <style:style style:name="T4" style:family="text">
      <style:text-properties fo:color="#c9802b" style:font-name="Monospace" fo:font-size="11pt" fo:font-style="italic" officeooo:rsid="0015fdad" style:font-size-asian="11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4"/></text:span><text:span text:style-name="T3">"""</text:span></text:p>
      <text:p text:style-name="P2"><text:span text:style-name="T3"><text:s text:c="4"/>1 - Calculo la matriz del desecho x OSW.</text:span></text:p>
      <text:p text:style-name="P2"><text:span text:style-name="T3"><text:s text:c="4"/>2 - Calculo la matriz de la mision x OSW (con TLEs).</text:span></text:p>
      <text:p text:style-name="P2"><text:span text:style-name="T3"><text:s text:c="4"/>3 - Calculo la matriz de la mision x OSW modificado (TLEs vs CODS).</text:span></text:p>
      <text:p text:style-name="P2"><text:span text:style-name="T3"><text:s text:c="4"/>4 - Calculo la diferencia de <text:s/>las matrices 2 y 3.</text:span></text:p>
      <text:p text:style-name="P2"><text:span text:style-name="T3"><text:s text:c="4"/>5 - Calculo la diferencia en la posicion del ultimo r,v vs dato TLE.</text:span></text:p>
      <text:p text:style-name="P2"><text:span text:style-name="T3"><text:s text:c="4"/>6 - Calculo la matriz del desecho x OSW con los datos del primario <text:tab/><text:tab/>corregidos </text:span><text:span text:style-name="T4">P</text:span><text:span text:style-name="T3">or las diferencias.</text:span></text:p>
      <text:p text:style-name="P2"><text:span text:style-name="T3"><text:s text:c="4"/>7 - Corrijo ambas matrices por tabla de Marce al TCA - 3 dias <text:tab/><text:tab/><text:tab/>adelante.</text:span></text:p>
      <text:p text:style-name="P2"><text:span text:style-name="T3"><text:s text:c="4"/>8 - Calculo la matriz combinada, suma de las matrices anteriores.</text:span></text:p>
      <text:p text:style-name="P2"><text:span text:style-name="T3"><text:s text:c="4"/>"""</text:span></text:p>
      <text:p text:style-name="P3"><text:span text:style-name="T1"><text:s text:c="4"/></text:span></text:p>
      <text:p text:style-name="P3"><text:span text:style-name="T2"/></text:p>
      <text:p text:style-name="P3"><text:span text:style-name="T2"/></text:p>
      <text:p text:style-name="P4"><text:span text:style-name="T2">SALIDA POR PANTALLA.</text:span></text:p>
      <text:p text:style-name="P3"><text:span text:style-name="T2"/></text:p>
      <text:p text:style-name="P3"><text:span text:style-name="T2">Se ha generado el tle para el objeto de NORAD_ID= <text:s/>37673</text:span></text:p>
      <text:p text:style-name="P3"><text:span text:style-name="T2">Se ha generado el tle para el objeto de NORAD_ID= <text:s/>15482</text:span></text:p>
      <text:p text:style-name="P3"><text:span text:style-name="T2">2012-12-14 2012-12-29</text:span></text:p>
      <text:p text:style-name="P3"><text:span text:style-name="T2">Se ha generado el archivo= <text:s/>15482_20121214.crudo</text:span></text:p>
      <text:p text:style-name="P3"><text:span text:style-name="T2">*******************************************************</text:span></text:p>
      <text:p text:style-name="P3"><text:span text:style-name="T2">-----------------Varianzas DESECHO---------------------</text:span></text:p>
      <text:p text:style-name="P3"><text:span text:style-name="T2">*******************************************************</text:span></text:p>
      <text:p text:style-name="P3"><text:span text:style-name="T2">Var en R = <text:s/>0.018129283301</text:span></text:p>
      <text:p text:style-name="P3"><text:span text:style-name="T2">Var en T = <text:s/>1.37137250374</text:span></text:p>
      <text:p text:style-name="P3"><text:span text:style-name="T2">Var en N = <text:s/>0.109072392085</text:span></text:p>
      <text:p text:style-name="P3"><text:span text:style-name="T2">*******************************************************</text:span></text:p>
      <text:p text:style-name="P3"><text:span text:style-name="T2">-----------------Ma. Desecho---------------------------</text:span></text:p>
      <text:p text:style-name="P3"><text:span text:style-name="T2">*******************************************************</text:span></text:p>
      <text:p text:style-name="P3"><text:span text:style-name="T2">[ 0.01812928 -0.03026648 <text:s/>0.04169643]</text:span></text:p>
      <text:p text:style-name="P3"><text:span text:style-name="T2">[-0.03026648 <text:s/>1.37137251 -0.15477536]</text:span></text:p>
      <text:p text:style-name="P3"><text:span text:style-name="T2">[ 0.04169643 -0.15477536 <text:s/>0.10907239]</text:span></text:p>
      <text:p text:style-name="P3"><text:span text:style-name="T2">2012-12-14 2012-12-29</text:span></text:p>
      <text:p text:style-name="P3"><text:span text:style-name="T2">Se ha generado el archivo= <text:s/>37673_20121214.crudo</text:span></text:p>
      <text:p text:style-name="P3"><text:span text:style-name="T2">*******************************************************</text:span></text:p>
      <text:p text:style-name="P3"><text:span text:style-name="T2">-----------------Varianzas MISION----------------------</text:span></text:p>
      <text:p text:style-name="P3"><text:span text:style-name="T2">*******************************************************</text:span></text:p>
      <text:p text:style-name="P3"><text:span text:style-name="T2">Var en R = <text:s/>1151.06577272</text:span></text:p>
      <text:p text:style-name="P3"><text:span text:style-name="T2">Var en T = <text:s/>218.725599153</text:span></text:p>
      <text:p text:style-name="P3"><text:span text:style-name="T2">Var en N = <text:s/>1.15177171007</text:span></text:p>
      <text:p text:style-name="P3"><text:span text:style-name="T2">*******************************************************</text:span></text:p>
      <text:p text:style-name="P3"><text:span text:style-name="T2">-----------------Ma. MISION----------------------------</text:span></text:p>
      <text:p text:style-name="P3"><text:span text:style-name="T2">*******************************************************</text:span></text:p>
      <text:p text:style-name="P3"><text:span text:style-name="T2">[ 1151.06577275 <text:s/>-501.74251504 <text:s text:c="3"/>36.33805642]</text:span></text:p>
      <text:p text:style-name="P3"><text:span text:style-name="T2">[-501.74251504 <text:s/>218.72559915 <text:s/>-15.84464956]</text:span></text:p>
      <text:p text:style-name="P3"><text:span text:style-name="T2">[ 36.33805642 -15.84464956 <text:s text:c="2"/>1.15177171]</text:span></text:p>
      <text:p text:style-name="P3"><text:span text:style-name="T2">DIFERENCIAS:</text:span></text:p>
      <text:p text:style-name="P3"><text:span text:style-name="T2">-------------------------------------------------------------------------</text:span></text:p>
      <text:p text:style-name="P3"><text:span text:style-name="T2">dv = 0.317513631432</text:span></text:p>
      <text:p text:style-name="P3"><text:span text:style-name="T2">dn = 2.14828499547</text:span></text:p>
      <text:p text:style-name="P3"><text:span text:style-name="T2">dc = 0.248960784783</text:span></text:p>
      <text:p text:style-name="P3"><text:span text:style-name="T2">-------------------------------------------------------------------------</text:span></text:p>
      <text:p text:style-name="P3"><text:span text:style-name="T2">Fin del Calculo de Diferencias</text:span></text:p>
      <text:p text:style-name="P3"><text:span text:style-name="T2">*******************************************************</text:span></text:p>
      <text:p text:style-name="P3"><text:span text:style-name="T2">-----------------Ma. MISION OSW con CODS --------------</text:span></text:p>
      <text:p text:style-name="P3"><text:span text:style-name="T2">*******************************************************</text:span></text:p>
      <text:p text:style-name="P3"><text:span text:style-name="T2">[ 363.06140129 <text:s text:c="2"/>-7.16117725 <text:s text:c="3"/>6.58606424]</text:span></text:p>
      <text:p text:style-name="P3"><text:span text:style-name="T2">[-7.16117725 <text:s/>0.17942479 -0.15523551]</text:span></text:p>
      <text:p text:style-name="P3"><text:span text:style-name="T2">[ 6.58606424 -0.15523551 <text:s/>0.1396223 ]</text:span></text:p>
      <text:p text:style-name="P3"><text:span text:style-name="T2">*******************************************************</text:span></text:p>
      <text:p text:style-name="P3"><text:span text:style-name="T2">-----------------DIF. Matriz MISION -------------------</text:span></text:p>
      <text:p text:style-name="P3"><text:span text:style-name="T2">*******************************************************</text:span></text:p>
      <text:p text:style-name="P3"><text:span text:style-name="T2">[ 788.00437146 -494.58133779 <text:s text:c="2"/>29.75199218]</text:span></text:p>
      <text:p text:style-name="P3"><text:span text:style-name="T2">[-494.58133779 <text:s/>218.54617436 <text:s/>-15.68941405]</text:span></text:p>
      <text:p text:style-name="P3"><text:span text:style-name="T2">[ 29.75199218 -15.68941405 <text:s text:c="2"/>1.01214941]</text:span></text:p>
      <text:p text:style-name="P3"><text:soft-page-break/><text:span text:style-name="T2">********************************************************</text:span></text:p>
      <text:p text:style-name="P3"><text:span text:style-name="T2">diferencias= <text:s/>[0.31751363143190869, 2.1482849954749339, 0.24896078478326147, 0.0030052819784154626, -0.00040552578762202761, -0.00033227605070844358]</text:span></text:p>
      <text:p text:style-name="P3"><text:span text:style-name="T2">********************************************************</text:span></text:p>
      <text:p text:style-name="P3"><text:span text:style-name="T2">2012-12-14 2012-12-29</text:span></text:p>
      <text:p text:style-name="P3"><text:span text:style-name="T2">Se ha generado el archivo= <text:s/>15482_20121214.crudo</text:span></text:p>
      <text:p text:style-name="P3"><text:span text:style-name="T2">*******************************************************</text:span></text:p>
      <text:p text:style-name="P3"><text:span text:style-name="T2">-----------------Matriz DESECHO corregida -------------</text:span></text:p>
      <text:p text:style-name="P3"><text:span text:style-name="T2">*******************************************************</text:span></text:p>
      <text:p text:style-name="P3"><text:span text:style-name="T2">[ 0.87408646 -0.10414127 -0.65896308]</text:span></text:p>
      <text:p text:style-name="P3"><text:span text:style-name="T2">[-0.10414127 <text:s/>0.11895238 <text:s/>0.1053799 ]</text:span></text:p>
      <text:p text:style-name="P3"><text:span text:style-name="T2">[-0.65896308 <text:s/>0.1053799 <text:s text:c="2"/>0.50553534]</text:span></text:p>
      <text:p text:style-name="P3"><text:span text:style-name="T2">*******************************************************</text:span></text:p>
      <text:p text:style-name="P3"><text:span text:style-name="T2">-----------------Matriz de MISION CODS ----------------</text:span></text:p>
      <text:p text:style-name="P3"><text:span text:style-name="T2">*******************************************************</text:span></text:p>
      <text:p text:style-name="P3"><text:span text:style-name="T2">[ 0.87408646 -0.10414127 -0.65896308]</text:span></text:p>
      <text:p text:style-name="P3"><text:span text:style-name="T2">[-0.10414127 <text:s/>0.11895238 <text:s/>0.1053799 ]</text:span></text:p>
      <text:p text:style-name="P3"><text:span text:style-name="T2">[-0.65896308 <text:s/>0.1053799 <text:s text:c="2"/>0.50553534]</text:span></text:p>
      <text:p text:style-name="P3"><text:span text:style-name="T2">*******************************************************</text:span></text:p>
      <text:p text:style-name="P3"><text:span text:style-name="T2">-----------------Matriz de MISION CODS PROPAGADA-------</text:span></text:p>
      <text:p text:style-name="P3"><text:span text:style-name="T2">*******************************************************</text:span></text:p>
      <text:p text:style-name="P3"><text:span text:style-name="T2">[ 0.54517153 <text:s/>0. <text:s text:c="9"/>0. <text:s text:c="7"/>]</text:span></text:p>
      <text:p text:style-name="P3"><text:span text:style-name="T2">[ 0. <text:s text:c="9"/>0.07846374 <text:s/>0. <text:s text:c="7"/>]</text:span></text:p>
      <text:p text:style-name="P3"><text:span text:style-name="T2">[ 0. <text:s text:c="9"/>0. <text:s text:c="9"/>0.04252474]</text:span></text:p>
      <text:p text:style-name="P3"><text:span text:style-name="T2">*******************************************************</text:span></text:p>
      <text:p text:style-name="P3"><text:span text:style-name="T2">-----------------Matriz del DESECHO PROPAGADA-------</text:span></text:p>
      <text:p text:style-name="P3"><text:span text:style-name="T2">*******************************************************</text:span></text:p>
      <text:p text:style-name="P3"><text:span text:style-name="T2">[ 1.39925799 <text:s/>0. <text:s text:c="9"/>0. <text:s text:c="7"/>]</text:span></text:p>
      <text:p text:style-name="P3"><text:span text:style-name="T2">[ 0. <text:s/>0. <text:s/>0.]</text:span></text:p>
      <text:p text:style-name="P3"><text:span text:style-name="T2">[ 0. <text:s/>0. <text:s/>0.]</text:span></text:p>
      <text:p text:style-name="P3"><text:span text:style-name="T2">*******************************************************</text:span></text:p>
      <text:p text:style-name="P3"><text:span text:style-name="T2">-----------------Matriz COMBINADA-------</text:span></text:p>
      <text:p text:style-name="P3"><text:span text:style-name="T2">*******************************************************</text:span></text:p>
      <text:p text:style-name="P3"><text:span text:style-name="T2">[ 1.94442952 <text:s/>0. <text:s text:c="9"/>0. <text:s text:c="7"/>]</text:span></text:p>
      <text:p text:style-name="P3"><text:span text:style-name="T2">[ 0. <text:s text:c="9"/>0.07846374 <text:s/>0. <text:s text:c="7"/>]</text:span></text:p>
      <text:p text:style-name="P3"><text:span text:style-name="T2">[ 0. <text:s text:c="9"/>0. <text:s text:c="9"/>0.04252474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3:55:13.710854103</meta:creation-date>
    <dc:date>2017-06-26T13:57:02.031607883</dc:date>
    <meta:editing-duration>PT1M48S</meta:editing-duration>
    <meta:editing-cycles>1</meta:editing-cycles>
    <meta:document-statistic meta:table-count="0" meta:image-count="0" meta:object-count="0" meta:page-count="2" meta:paragraph-count="96" meta:word-count="390" meta:character-count="4348" meta:non-whitespace-character-count="3843"/>
    <meta:generator>LibreOffice/5.1.1.2$Linux_X86_64 LibreOffice_project/10m0$Build-2</meta:generator>
  </office:meta>
</office:document-meta>
</file>